
<file path=META-INF/manifest.xml><?xml version="1.0" encoding="utf-8"?>
<manifest:manifest xmlns:manifest="urn:oasis:names:tc:opendocument:xmlns:manifest:1.0">
  <manifest:file-entry manifest:full-path="/" manifest:media-type="application/vnd.oasis.opendocument.graphics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draw="urn:oasis:names:tc:opendocument:xmlns:drawing:1.0" xmlns:svg="urn:oasis:names:tc:opendocument:xmlns:svg-compatible:1.0" xmlns:style="urn:oasis:names:tc:opendocument:xmlns:style:1.0" xmlns:office="urn:oasis:names:tc:opendocument:xmlns:office:1.0">
  <office:automatic-styles>
    <style:page-layout style:name="PM1">
      <style:page-layout-properties fo:margin-bottom="0cm" fo:margin-left="0cm" fo:margin-right="0cm" fo:margin-top="0cm" fo:page-height="34.163845mm" fo:page-width="32.598995mm" style:print-orientation="portrait"/>
    </style:page-layout>
    <style:style style:family="drawing-page" style:name="DP1">
      <style:drawing-page-properties draw:background-size="border" draw:fill="none"/>
    </style:style>
    <style:style style:family="paragraph" style:name="PG1">
      <style:paragraph-properties fo:text-align="center"/>
    </style:style>
    <style:style style:family="graphic" style:name="style-1">
      <style:graphic-properties draw:fill-color="#000000" draw:stroke="none" draw:unit="cm"/>
    </style:style>
    <style:style style:family="graphic" style:name="style-2">
      <style:graphic-properties draw:fill="solid" draw:fill-color="#ffffff" draw:opacity="100.0%" draw:stroke="solid" svg:stroke-color="#000000" draw:stroke-linejoin="round" svg:stroke-opacity="100.0%" svg:stroke-width="1.3512269mm"/>
    </style:style>
    <style:style style:family="graphic" style:name="style-3">
      <style:graphic-properties draw:fill="solid" draw:fill-color="#000000" draw:opacity="100.0%" draw:stroke="none"/>
    </style:style>
    <style:style style:family="graphic" style:name="style-4">
      <style:graphic-properties draw:fill="solid" draw:fill-color="#000000" draw:opacity="100.0%" draw:stroke="none"/>
    </style:style>
    <style:style style:family="graphic" style:name="style-5">
      <style:graphic-properties draw:fill="solid" draw:fill-color="#000000" draw:opacity="100.0%" draw:stroke="none"/>
    </style:style>
    <style:style style:family="graphic" style:name="style-6">
      <style:graphic-properties draw:fill="solid" draw:fill-color="#000000" draw:opacity="100.0%" draw:stroke="none"/>
    </style:style>
    <style:style style:family="graphic" style:name="style-7">
      <style:graphic-properties draw:fill="solid" draw:fill-color="#000000" draw:opacity="100.0%" draw:stroke="none"/>
    </style:style>
    <style:style style:family="graphic" style:name="style-8">
      <style:graphic-properties draw:fill="solid" draw:fill-color="#000000" draw:opacity="100.0%" draw:stroke="none"/>
    </style:style>
    <style:style style:family="graphic" style:name="style-9">
      <style:graphic-properties draw:fill="solid" draw:fill-color="#000000" draw:opacity="100.0%" draw:stroke="none"/>
    </style:style>
    <style:style style:family="graphic" style:name="style-10">
      <style:graphic-properties draw:fill="solid" draw:fill-color="#000000" draw:opacity="100.0%" draw:stroke="none"/>
    </style:style>
    <style:style style:family="graphic" style:name="style-11">
      <style:graphic-properties draw:fill="solid" draw:fill-color="#000000" draw:opacity="100.0%" draw:stroke="none"/>
    </style:style>
    <style:style style:family="graphic" style:name="style-12">
      <style:graphic-properties draw:fill="solid" draw:fill-color="#000000" draw:opacity="100.0%" draw:stroke="none"/>
    </style:style>
    <style:style style:family="graphic" style:name="style-13">
      <style:graphic-properties draw:fill="solid" draw:fill-color="#ffffff" draw:opacity="100.0%" draw:stroke="solid" svg:stroke-color="#000000" draw:stroke-linejoin="round" svg:stroke-opacity="100.0%" svg:stroke-width="1.6075073mm"/>
    </style:style>
    <style:style style:family="graphic" style:name="style-14">
      <style:graphic-properties draw:fill="solid" draw:fill-color="#000000" draw:opacity="100.0%" draw:stroke="solid" svg:stroke-color="#000000" draw:stroke-linejoin="round" svg:stroke-opacity="100.0%" svg:stroke-width="1.1103642mm"/>
    </style:style>
  </office:automatic-styles>
  <office:body>
    <office:drawing>
      <draw:page draw:master-page-name="Default" draw:name="page1" draw:style-name="DP1">
        <draw:g draw:id="svg5270">
          <draw:g draw:id="layer1">
            <draw:g draw:id="g6091">
              <draw:g draw:id="g6075">
                <draw:rect svg:height="9.131217mm" draw:style-name="style-2" svg:width="31.247768mm" svg:x="0.6756138mm" svg:y="24.357014mm"/>
                <draw:g draw:id="g6040">
                  <draw:path svg:d="M 113.768486 57.25087 C 113.971275 88.810455 88.443825 114.50174 56.884243 114.50174 C 25.32466 114.50174 -0.20278975 88.810455 0.0 57.25087 C -0.20278975 25.691286 25.32466 0.0 56.884243 0.0 C 88.443825 0.0 113.971275 25.691286 113.768486 57.25087 z" svg:height="1.1449945mm" draw:style-name="style-3" svg:viewBox="0.0 0.0 113.77082 114.49945" svg:width="1.1377082mm" svg:x="2.7188733mm" svg:y="26.362814mm"/>
                  <draw:path svg:d="M 113.768486 57.25087 C 113.971275 88.810455 88.443825 114.50174 56.884243 114.50174 C 25.32466 114.50174 -0.20278975 88.810455 0.0 57.25087 C -0.20278975 25.691286 25.32466 0.0 56.884243 0.0 C 88.443825 0.0 113.971275 25.691286 113.768486 57.25087 z" svg:height="1.1449945mm" draw:style-name="style-4" svg:viewBox="0.0 0.0 113.77082 114.49945" svg:width="1.1377082mm" svg:x="2.7388656mm" svg:y="28.350113mm"/>
                  <draw:path svg:d="M 113.768486 57.25087 C 113.971275 88.810455 88.443825 114.50174 56.884243 114.50174 C 25.32466 114.50174 -0.20278975 88.810455 0.0 57.25087 C -0.20278975 25.691286 25.32466 0.0 56.884243 0.0 C 88.443825 0.0 113.971275 25.691286 113.768486 57.25087 z" svg:height="1.1449945mm" draw:style-name="style-5" svg:viewBox="0.0 0.0 113.77082 114.49945" svg:width="1.1377082mm" svg:x="2.7288694mm" svg:y="30.33741mm"/>
                </draw:g>
                <draw:g draw:id="g6045">
                  <draw:path svg:d="M 113.768486 57.25087 C 113.971275 88.810455 88.443825 114.50174 56.884243 114.50174 C 25.32466 114.50174 -0.20278975 88.810455 0.0 57.25087 C -0.20278975 25.691286 25.32466 0.0 56.884243 0.0 C 88.443825 0.0 113.971275 25.691286 113.768486 57.25087 z" svg:height="1.1449945mm" draw:style-name="style-6" svg:viewBox="0.0 0.0 113.77082 114.49945" svg:width="1.1377082mm" svg:x="4.7898345mm" svg:y="26.362814mm"/>
                  <draw:path svg:d="M 113.768486 57.25087 C 113.971275 88.810455 88.443825 114.50174 56.884243 114.50174 C 25.32466 114.50174 -0.20278975 88.810455 0.0 57.25087 C -0.20278975 25.691286 25.32466 0.0 56.884243 0.0 C 88.443825 0.0 113.971275 25.691286 113.768486 57.25087 z" svg:height="1.1449945mm" draw:style-name="style-7" svg:viewBox="0.0 0.0 113.77082 114.49945" svg:width="1.1377082mm" svg:x="4.809827mm" svg:y="28.350113mm"/>
                  <draw:path svg:d="M 113.768486 57.25087 C 113.971275 88.810455 88.443825 114.50174 56.884243 114.50174 C 25.32466 114.50174 -0.20278975 88.810455 0.0 57.25087 C -0.20278975 25.691286 25.32466 0.0 56.884243 0.0 C 88.443825 0.0 113.971275 25.691286 113.768486 57.25087 z" svg:height="1.1449945mm" draw:style-name="style-8" svg:viewBox="0.0 0.0 113.77082 114.49945" svg:width="1.1377082mm" svg:x="4.7998304mm" svg:y="30.33741mm"/>
                </draw:g>
                <draw:g draw:id="g6053">
                  <draw:path svg:d="M 113.768486 57.25087 C 113.971275 88.810455 88.443825 114.50174 56.884243 114.50174 C 25.32466 114.50174 -0.20278975 88.810455 0.0 57.25087 C -0.20278975 25.691286 25.32466 0.0 56.884243 0.0 C 88.443825 0.0 113.971275 25.691286 113.768486 57.25087 z" svg:height="1.1449945mm" draw:style-name="style-9" svg:viewBox="0.0 0.0 113.77082 114.49945" svg:width="1.1377082mm" svg:x="6.8608mm" svg:y="26.362814mm"/>
                  <draw:path svg:d="M 113.768486 57.25087 C 113.971275 88.810455 88.443825 114.50174 56.884243 114.50174 C 25.32466 114.50174 -0.20278975 88.810455 0.0 57.25087 C -0.20278975 25.691286 25.32466 0.0 56.884243 0.0 C 88.443825 0.0 113.971275 25.691286 113.768486 57.25087 z" svg:height="1.1449945mm" draw:style-name="style-10" svg:viewBox="0.0 0.0 113.77082 114.49945" svg:width="1.1377082mm" svg:x="6.880792mm" svg:y="28.350113mm"/>
                  <draw:path svg:d="M 113.768486 57.25087 C 113.971275 88.810455 88.443825 114.50174 56.884243 114.50174 C 25.32466 114.50174 -0.20278975 88.810455 0.0 57.25087 C -0.20278975 25.691286 25.32466 0.0 56.884243 0.0 C 88.443825 0.0 113.971275 25.691286 113.768486 57.25087 z" svg:height="1.1449945mm" draw:style-name="style-11" svg:viewBox="0.0 0.0 113.77082 114.49945" svg:width="1.1377082mm" svg:x="6.8707957mm" svg:y="30.33741mm"/>
                </draw:g>
                <draw:rect svg:height="1.2295599mm" draw:style-name="style-12" svg:width="8.59371mm" svg:x="19.686638mm" svg:y="27.4321mm"/>
              </draw:g>
              <draw:g draw:id="g6071">
                <draw:rect svg:height="19.565714mm" draw:style-name="style-13" svg:width="20.639599mm" svg:x="5.9796987mm" svg:y="0.8037522mm"/>
                <draw:rect svg:height="13.514759mm" draw:style-name="style-14" svg:width="14.256526mm" svg:x="9.171235mm" svg:y="3.8292375mm"/>
              </draw:g>
            </draw:g>
          </draw:g>
        </draw:g>
      </draw:page>
    </office:drawing>
  </office:body>
</office:document-content>
</file>

<file path=styles.xml><?xml version="1.0" encoding="utf-8"?>
<office:document-styles xmlns:fo="urn:oasis:names:tc:opendocument:xmlns:xsl-fo-compatible:1.0" xmlns:draw="urn:oasis:names:tc:opendocument:xmlns:drawing:1.0" xmlns:style="urn:oasis:names:tc:opendocument:xmlns:style:1.0" xmlns:office="urn:oasis:names:tc:opendocument:xmlns:office:1.0">
  <office:styles/>
  <office:automatic-styles>
    <style:style style:family="drawing-page" style:name="DP1">
      <style:drawing-page-properties draw:background-size="border" draw:fill="none"/>
    </style:style>
    <style:page-layout style:name="PM1">
      <style:page-layout-properties fo:margin-bottom="0cm" fo:margin-left="0cm" fo:margin-right="0cm" fo:margin-top="0cm" fo:page-height="34.163845mm" fo:page-width="32.598995mm" style:print-orientation="portrait"/>
    </style:page-layout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draw:style-name="DP1" style:name="Default" style:page-layout-name="PM1"/>
  </office:master-styles>
</office:document-styles>
</file>